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fill-color="#729fcf" draw:textarea-horizontal-align="justify" draw:textarea-vertical-align="middle" draw:auto-grow-height="false" fo:min-height="0.978cm" fo:min-width="0.728cm"/>
    </style:style>
    <style:style style:name="gr2" style:family="graphic" style:parent-style-name="objectwithoutfill">
      <style:graphic-properties draw:fill="solid" draw:textarea-vertical-align="middl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.008cm" fo:min-width="0.758cm"/>
    </style:style>
    <style:style style:name="gr4" style:family="graphic" style:parent-style-name="standard">
      <style:graphic-properties draw:textarea-horizontal-align="justify" draw:textarea-vertical-align="middle" draw:auto-grow-height="false" fo:min-height="0.494cm" fo:min-width="0.782cm"/>
    </style:style>
    <style:style style:name="gr5" style:family="graphic" style:parent-style-name="standard">
      <style:graphic-properties draw:textarea-horizontal-align="justify" draw:textarea-vertical-align="middle" draw:auto-grow-height="false" fo:min-height="1.155cm" fo:min-width="0.203cm"/>
    </style:style>
    <style:style style:name="gr6" style:family="graphic" style:parent-style-name="standard">
      <style:graphic-properties draw:textarea-horizontal-align="justify" draw:textarea-vertical-align="middle" draw:auto-grow-height="false" fo:min-height="1.074cm" fo:min-width="0.202cm"/>
    </style:style>
    <style:style style:name="gr7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77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07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6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15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69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44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.52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1.03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61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1.36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1.73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1.404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1.07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0.41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0.742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0.453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7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text-properties fo:color="#f50057"/>
    </style:style>
    <style:style style:name="P7" style:family="paragraph">
      <loext:graphic-properties draw:fill="none" draw:fill-color="#ffffff"/>
      <style:text-properties fo:color="#f50057"/>
    </style:style>
    <style:style style:name="T1" style:family="text">
      <style:text-properties fo:color="#f50057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736cm" svg:height="1.736cm" svg:x="1.447cm" svg:y="8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356cm" svg:y1="8.351cm" svg:x2="2.274cm" svg:y2="1.695cm">
          <text:p/>
        </draw:line>
        <draw:line draw:style-name="gr2" draw:text-style-name="P2" draw:layer="layout" svg:x1="2.273cm" svg:y1="1.778cm" svg:x2="18.603cm" svg:y2="1.737cm">
          <text:p/>
        </draw:line>
        <draw:line draw:style-name="gr2" draw:text-style-name="P2" draw:layer="layout" svg:x1="2.356cm" svg:y1="10.088cm" svg:x2="2.398cm" svg:y2="19.1cm">
          <text:p/>
        </draw:line>
        <draw:line draw:style-name="gr2" draw:text-style-name="P2" draw:layer="layout" svg:x1="2.48cm" svg:y1="19.141cm" svg:x2="21.166cm" svg:y2="19.141cm">
          <text:p/>
        </draw:line>
        <draw:custom-shape draw:style-name="gr3" draw:text-style-name="P3" draw:layer="layout" svg:width="1.778cm" svg:height="1.778cm" svg:x="3.39cm" svg:y="12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341cm" svg:y1="14.511cm" svg:x2="4.341cm" svg:y2="19.141cm">
          <text:p/>
        </draw:line>
        <draw:line draw:style-name="gr2" draw:text-style-name="P2" draw:layer="layout" svg:x1="4.382cm" svg:y1="12.734cm" svg:x2="4.299cm" svg:y2="9.261cm">
          <text:p/>
        </draw:line>
        <draw:line draw:style-name="gr2" draw:text-style-name="P2" draw:layer="layout" svg:x1="4.341cm" svg:y1="9.261cm" svg:x2="5.291cm" svg:y2="9.261cm">
          <text:p/>
        </draw:line>
        <draw:custom-shape draw:style-name="gr4" draw:text-style-name="P4" draw:layer="layout" svg:width="1.282cm" svg:height="0.744cm" svg:x="5.291cm" svg:y="8.88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524cm" svg:y1="8.558cm" svg:x2="7.524cm" svg:y2="10.294cm">
          <text:p/>
        </draw:line>
        <draw:line draw:style-name="gr2" draw:text-style-name="P2" draw:layer="layout" svg:x1="7.978cm" svg:y1="8.558cm" svg:x2="7.978cm" svg:y2="10.294cm">
          <text:p/>
        </draw:line>
        <draw:line draw:style-name="gr2" draw:text-style-name="P2" draw:layer="layout" svg:x1="6.531cm" svg:y1="9.302cm" svg:x2="7.565cm" svg:y2="9.302cm">
          <text:p/>
        </draw:line>
        <draw:line draw:style-name="gr2" draw:text-style-name="P2" draw:layer="layout" svg:x1="8.061cm" svg:y1="9.302cm" svg:x2="9.55cm" svg:y2="9.302cm">
          <text:p/>
        </draw:line>
        <draw:custom-shape draw:style-name="gr5" draw:text-style-name="P4" draw:layer="layout" svg:width="0.703cm" svg:height="1.405cm" svg:x="9.219cm" svg:y="4.42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549cm" svg:y1="1.778cm" svg:x2="9.549cm" svg:y2="19.141cm">
          <text:p/>
        </draw:line>
        <draw:custom-shape draw:style-name="gr6" draw:text-style-name="P4" draw:layer="layout" svg:width="0.702cm" svg:height="1.324cm" svg:x="9.261cm" svg:y="12.98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703cm" svg:height="1.405cm" svg:x="9.219cm" svg:y="4.42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467cm" svg:y1="9.302cm" svg:x2="11.41cm" svg:y2="9.302cm">
          <text:p/>
        </draw:line>
        <draw:line draw:style-name="gr2" draw:text-style-name="P2" draw:layer="layout" svg:x1="11.452cm" svg:y1="8.228cm" svg:x2="11.452cm" svg:y2="10.461cm">
          <text:p/>
        </draw:line>
        <draw:line draw:style-name="gr2" draw:text-style-name="P2" draw:layer="layout" svg:x1="11.451cm" svg:y1="8.765cm" svg:x2="12.65cm" svg:y2="7.483cm">
          <text:p/>
        </draw:line>
        <draw:line draw:style-name="gr2" draw:text-style-name="P2" draw:layer="layout" svg:x1="13.023cm" svg:y1="10.956cm" svg:x2="11.493cm" svg:y2="9.84cm">
          <text:p/>
        </draw:line>
        <draw:line draw:style-name="gr2" draw:text-style-name="P2" draw:layer="layout" svg:x1="12.608cm" svg:y1="7.566cm" svg:x2="12.567cm" svg:y2="1.695cm">
          <text:p/>
        </draw:line>
        <draw:line draw:style-name="gr2" draw:text-style-name="P2" draw:layer="layout" svg:x1="13.064cm" svg:y1="19.183cm" svg:x2="13.024cm" svg:y2="10.915cm">
          <text:p/>
        </draw:line>
        <draw:line draw:style-name="gr2" draw:text-style-name="P2" draw:layer="layout" svg:x1="12.567cm" svg:y1="7.566cm" svg:x2="17.28cm" svg:y2="7.566cm">
          <text:p/>
        </draw:line>
        <draw:line draw:style-name="gr2" draw:text-style-name="P2" draw:layer="layout" svg:x1="17.363cm" svg:y1="6.243cm" svg:x2="17.363cm" svg:y2="9.054cm">
          <text:p/>
        </draw:line>
        <draw:line draw:style-name="gr2" draw:text-style-name="P2" draw:layer="layout" svg:x1="17.363cm" svg:y1="6.946cm" svg:x2="18.562cm" svg:y2="5.664cm">
          <text:p/>
        </draw:line>
        <draw:line draw:style-name="gr2" draw:text-style-name="P2" draw:layer="layout" svg:x1="18.893cm" svg:y1="9.592cm" svg:x2="17.363cm" svg:y2="8.476cm">
          <text:p/>
        </draw:line>
        <draw:line draw:style-name="gr2" draw:text-style-name="P2" draw:layer="layout" svg:x1="18.562cm" svg:y1="5.623cm" svg:x2="18.562cm" svg:y2="1.82cm">
          <text:p/>
        </draw:line>
        <draw:line draw:style-name="gr2" draw:text-style-name="P2" draw:layer="layout" svg:x1="18.769cm" svg:y1="19.1cm" svg:x2="18.813cm" svg:y2="9.592cm">
          <text:p/>
        </draw:line>
        <draw:line draw:style-name="gr2" draw:text-style-name="P2" draw:layer="layout" svg:x1="21.042cm" svg:y1="19.183cm" svg:x2="21.001cm" svg:y2="5.788cm">
          <text:p/>
        </draw:line>
        <draw:line draw:style-name="gr2" draw:text-style-name="P2" draw:layer="layout" svg:x1="19.388cm" svg:y1="4.92cm" svg:x2="19.388cm" svg:y2="6.656cm">
          <text:p/>
        </draw:line>
        <draw:line draw:style-name="gr2" draw:text-style-name="P2" draw:layer="layout" svg:x1="20.009cm" svg:y1="4.961cm" svg:x2="20.009cm" svg:y2="6.697cm">
          <text:p/>
        </draw:line>
        <draw:line draw:style-name="gr2" draw:text-style-name="P2" draw:layer="layout" svg:x1="18.602cm" svg:y1="5.748cm" svg:x2="19.347cm" svg:y2="5.747cm">
          <text:p/>
        </draw:line>
        <draw:line draw:style-name="gr2" draw:text-style-name="P2" draw:layer="layout" svg:x1="21.001cm" svg:y1="5.871cm" svg:x2="20.092cm" svg:y2="5.871cm">
          <text:p/>
        </draw:line>
        <draw:custom-shape draw:style-name="gr5" draw:text-style-name="P4" draw:layer="layout" svg:width="0.703cm" svg:height="1.405cm" svg:x="12.691cm" svg:y="16.3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703cm" svg:height="1.405cm" svg:x="12.195cm" svg:y="3.80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703cm" svg:height="1.405cm" svg:x="18.19cm" svg:y="2.72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703cm" svg:height="1.405cm" svg:x="20.629cm" svg:y="11.08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3.146cm" svg:y1="15.586cm" svg:x2="15.999cm" svg:y2="15.586cm">
          <text:p/>
        </draw:line>
        <draw:line draw:style-name="gr2" draw:text-style-name="P2" draw:layer="layout" svg:x1="15.379cm" svg:y1="17.033cm" svg:x2="17.198cm" svg:y2="17.033cm">
          <text:p/>
        </draw:line>
        <draw:custom-shape draw:style-name="gr5" draw:text-style-name="P4" draw:layer="layout" svg:width="0.703cm" svg:height="1.405cm" svg:x="9.219cm" svg:y="4.42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5.422cm" svg:y1="17.529cm" svg:x2="17.241cm" svg:y2="17.529cm">
          <text:p/>
        </draw:line>
        <draw:line draw:style-name="gr2" draw:text-style-name="P2" draw:layer="layout" svg:x1="15.999cm" svg:y1="15.627cm" svg:x2="16.04cm" svg:y2="17.074cm">
          <text:p/>
        </draw:line>
        <draw:line draw:style-name="gr2" draw:text-style-name="P2" draw:layer="layout" svg:x1="16.164cm" svg:y1="17.612cm" svg:x2="16.164cm" svg:y2="19.183cm">
          <text:p/>
        </draw:line>
        <draw:frame draw:style-name="gr7" draw:text-style-name="P5" draw:layer="layout" svg:width="3.101cm" svg:height="2.384cm" svg:x="1.529cm" svg:y="8.558cm">
          <draw:text-box>
            <text:p>Vcc</text:p>
          </draw:text-box>
        </draw:frame>
        <draw:frame draw:style-name="gr8" draw:text-style-name="P5" draw:layer="layout" svg:width="2.935cm" svg:height="2.025cm" svg:x="3.472cm" svg:y="13.106cm">
          <draw:text-box>
            <text:p>Vin</text:p>
          </draw:text-box>
        </draw:frame>
        <draw:frame draw:style-name="gr9" draw:text-style-name="P5" draw:layer="layout" svg:width="1.571cm" svg:height="1.199cm" svg:x="3.927cm" svg:y="8.102cm">
          <draw:text-box>
            <text:p>Rin</text:p>
          </draw:text-box>
        </draw:frame>
        <draw:frame draw:style-name="gr10" draw:text-style-name="P5" draw:layer="layout" svg:width="2.563cm" svg:height="1.673cm" svg:x="6.574cm" svg:y="7.938cm">
          <draw:text-box>
            <text:p>Ci</text:p>
          </draw:text-box>
        </draw:frame>
        <draw:frame draw:style-name="gr11" draw:text-style-name="P5" draw:layer="layout" svg:width="1.985cm" svg:height="1.323cm" svg:x="14.345cm" svg:y="16.331cm">
          <draw:text-box>
            <text:p>Cb</text:p>
          </draw:text-box>
        </draw:frame>
        <draw:frame draw:style-name="gr12" draw:text-style-name="P5" draw:layer="layout" svg:width="1.777cm" svg:height="0.962cm" svg:x="18.231cm" svg:y="5.954cm">
          <draw:text-box>
            <text:p>Co</text:p>
          </draw:text-box>
        </draw:frame>
        <draw:frame draw:style-name="gr13" draw:text-style-name="P5" draw:layer="layout" svg:width="1.819cm" svg:height="1.405cm" svg:x="21.621cm" svg:y="11.287cm">
          <draw:text-box>
            <text:p>RL</text:p>
          </draw:text-box>
        </draw:frame>
        <draw:frame draw:style-name="gr14" draw:text-style-name="P5" draw:layer="layout" svg:width="1.901cm" svg:height="1.943cm" svg:x="7.937cm" svg:y="4.547cm">
          <draw:text-box>
            <text:p>R1</text:p>
          </draw:text-box>
        </draw:frame>
        <draw:frame draw:style-name="gr15" draw:text-style-name="P5" draw:layer="layout" svg:width="1.654cm" svg:height="1.695cm" svg:x="7.731cm" svg:y="13.353cm">
          <draw:text-box>
            <text:p>R2</text:p>
          </draw:text-box>
        </draw:frame>
        <draw:frame draw:style-name="gr16" draw:text-style-name="P5" draw:layer="layout" svg:width="2.853cm" svg:height="1.777cm" svg:x="10.996cm" svg:y="4.135cm">
          <draw:text-box>
            <text:p>Rc</text:p>
          </draw:text-box>
        </draw:frame>
        <draw:frame draw:style-name="gr17" draw:text-style-name="P5" draw:layer="layout" svg:width="1.943cm" svg:height="1.281cm" svg:x="11.286cm" svg:y="16.62cm">
          <draw:text-box>
            <text:p>Re</text:p>
          </draw:text-box>
        </draw:frame>
        <draw:frame draw:style-name="gr18" draw:text-style-name="P5" draw:layer="layout" svg:width="3.804cm" svg:height="0.962cm" svg:x="16.04cm" svg:y="2.853cm">
          <draw:text-box>
            <text:p>Rout</text:p>
          </draw:text-box>
        </draw:frame>
        <draw:frame draw:style-name="gr14" draw:text-style-name="P7" draw:layer="layout" svg:width="1.778cm" svg:height="1.943cm" svg:x="3.43cm" svg:y="9.468cm">
          <draw:text-box>
            <text:p text:style-name="P6"><text:span text:style-name="T1">in</text:span></text:p>
          </draw:text-box>
        </draw:frame>
        <draw:frame draw:style-name="gr19" draw:text-style-name="P7" draw:layer="layout" svg:width="2.398cm" svg:height="1.613cm" svg:x="6.16cm" svg:y="10.046cm">
          <draw:text-box>
            <text:p text:style-name="P6"><text:span text:style-name="T1">in2</text:span></text:p>
          </draw:text-box>
        </draw:frame>
        <draw:frame draw:style-name="gr20" draw:text-style-name="P7" draw:layer="layout" svg:width="4.341cm" svg:height="1.985cm" svg:x="9.342cm" svg:y="8.516cm">
          <draw:text-box>
            <text:p text:style-name="P6"><text:span text:style-name="T1">base</text:span></text:p>
          </draw:text-box>
        </draw:frame>
        <draw:frame draw:style-name="gr9" draw:text-style-name="P7" draw:layer="layout" svg:width="3.059cm" svg:height="1.199cm" svg:x="13.148cm" svg:y="6.657cm">
          <draw:text-box>
            <text:p text:style-name="P6"><text:span text:style-name="T1">coll</text:span></text:p>
          </draw:text-box>
        </draw:frame>
        <draw:frame draw:style-name="gr15" draw:text-style-name="P7" draw:layer="layout" svg:width="3.472cm" svg:height="1.695cm" svg:x="12.94cm" svg:y="12.031cm">
          <draw:text-box>
            <text:p text:style-name="P6"><text:span text:style-name="T1">emit</text:span></text:p>
          </draw:text-box>
        </draw:frame>
        <draw:frame draw:style-name="gr21" draw:text-style-name="P7" draw:layer="layout" svg:width="4.754cm" svg:height="1.654cm" svg:x="16.413cm" svg:y="4.548cm">
          <draw:text-box>
            <text:p text:style-name="P6"><text:span text:style-name="T1">emit2</text:span></text:p>
          </draw:text-box>
        </draw:frame>
        <draw:frame draw:style-name="gr13" draw:text-style-name="P7" draw:layer="layout" svg:width="2.564cm" svg:height="1.405cm" svg:x="21.042cm" svg:y="5.789cm">
          <draw:text-box>
            <text:p text:style-name="P6"><text:span text:style-name="T1">out</text:span></text:p>
          </draw:text-box>
        </draw:frame>
        <draw:frame draw:style-name="gr22" draw:text-style-name="P7" draw:layer="layout" svg:width="4.175cm" svg:height="1.673cm" svg:x="10.17cm" svg:y="19.03cm">
          <draw:text-box>
            <text:p text:style-name="P6"><text:span text:style-name="T1">Gnd</text:span></text:p>
            <text:p text:style-name="P6"><text:span text:style-name="T1"/></text:p>
          </draw:text-box>
        </draw:frame>
        <draw:frame draw:style-name="gr13" draw:text-style-name="P7" draw:layer="layout" svg:width="5.954cm" svg:height="1.405cm" svg:x="10.128cm" svg:y="1cm">
          <draw:text-box>
            <text:p text:style-name="P6"><text:span text:style-name="T1">Vcc</text:span></text:p>
          </draw:text-box>
        </draw:frame>
        <draw:frame draw:style-name="gr23" draw:text-style-name="P5" draw:layer="layout" svg:width="0.785cm" svg:height="0.962cm" svg:x="1.57cm" svg:y="7.441cm">
          <draw:text-box>
            <text:p>+</text:p>
          </draw:text-box>
        </draw:frame>
        <draw:frame draw:style-name="gr24" draw:text-style-name="P5" draw:layer="layout" svg:width="1.356cm" svg:height="0.992cm" svg:x="1.702cm" svg:y="9.922cm">
          <draw:text-box>
            <text:p>-</text:p>
          </draw:text-box>
        </draw:frame>
        <draw:frame draw:style-name="gr25" draw:text-style-name="P5" draw:layer="layout" svg:width="1.447cm" svg:height="0.962cm" svg:x="3.473cm" svg:y="11.659cm">
          <draw:text-box>
            <text:p>+</text:p>
          </draw:text-box>
        </draw:frame>
        <draw:frame draw:style-name="gr26" draw:text-style-name="P5" draw:layer="layout" svg:width="0.537cm" svg:height="0.962cm" svg:x="3.556cm" svg:y="14.181cm">
          <draw:text-box draw:corner-radius="0.455cm">
            <text:p>-</text:p>
          </draw:text-box>
        </draw:frame>
        <draw:line draw:style-name="gr27" draw:text-style-name="P2" draw:layer="layout" svg:x1="18.314cm" svg:y1="5.912cm" svg:x2="17.528cm" svg:y2="6.738cm">
          <text:p/>
        </draw:line>
        <draw:line draw:style-name="gr27" draw:text-style-name="P2" draw:layer="layout" svg:x1="11.617cm" svg:y1="9.964cm" svg:x2="12.526cm" svg:y2="10.62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3T12:37:19.564746370</meta:creation-date>
    <dc:date>2021-05-23T15:23:21.278752108</dc:date>
    <meta:editing-duration>PT3M43S</meta:editing-duration>
    <meta:editing-cycles>2</meta:editing-cycles>
    <meta:generator>LibreOffice/6.4.6.2$Linux_X86_64 LibreOffice_project/40$Build-2</meta:generator>
    <meta:document-statistic meta:object-count="72"/>
  </office:meta>
</office:document-meta>
</file>